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1.737cm" fo:break-before="auto" style:use-optimal-row-height="true"/>
    </style:style>
    <style:style style:name="ro7" style:family="table-row">
      <style:table-row-properties style:row-height="3.422cm" fo:break-before="auto" style:use-optimal-row-height="true"/>
    </style:style>
    <style:style style:name="ro8" style:family="table-row">
      <style:table-row-properties style:row-height="2.579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724</text:p>
          </table:table-cell>
          <table:table-cell table:style-name="ce1" office:value-type="string">
            <text:p>公文・２歳からの平仮名</text:p>
            <text:p>まとめの単語演習～。平仮名５０音の一部である１０文字。しっかり身に付いたかな？？？</text:p>
          </table:table-cell>
          <table:table-cell table:style-name="ce1" office:value-type="string">
            <text:p>将棋タウン「将棋幼稚園」将棋入門</text:p>
            <text:p>二歩・行き所の無い駒</text:p>
          </table:table-cell>
          <table:table-cell table:style-name="ce1" office:value-type="string">
            <text:p>サイト「ゼロから始める将棋研究所」</text:p>
            <text:p>対局の途中で駒がレベルアップ！</text:p>
          </table:table-cell>
          <table:table-cell table:style-name="ce1" office:value-type="string">
            <text:p>練習局面課題演習　金沢将棋２００８　ひねくれ型　弱い　１周目　第１問</text:p>
            <text:p>０．０００８３％　－４０３９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725</text:p>
          </table:table-cell>
          <table:table-cell table:style-name="ce1" office:value-type="string">
            <text:p>公文・２歳からの数字</text:p>
            <text:p>大きく１～３を書く練習。マスが大きいんよ。半具体物の個数を数字で表します。</text:p>
          </table:table-cell>
          <table:table-cell table:style-name="ce1" office:value-type="string">
            <text:p>将棋タウン「将棋幼稚園」将棋入門</text:p>
            <text:p>さあ、始めてみましょう。</text:p>
          </table:table-cell>
          <table:table-cell table:style-name="ce1" office:value-type="string">
            <text:p>サイト「ゼロから始める将棋研究所」</text:p>
            <text:p>駒が成れるかどうかは駒が動いた場所によって判断される。まずは「自陣」と「敵陣」という言葉をしっかり覚えよう。自分側の三段を「自陣」、相手側の三段を「敵陣」という。。自分の「自陣」は相手から見たら「敵陣」で、自分の「敵陣」は相手から見たら「自陣」となるんですね。</text:p>
          </table:table-cell>
          <table:table-cell table:style-name="ce1" office:value-type="string">
            <text:p>練習局面課題演習　金沢将棋２００８　慎重型　弱い　１周目　第１問</text:p>
            <text:p>０．０００８３％　－４０３９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3</text:p>
          </table:table-cell>
          <table:table-cell table:style-name="ce1" office:value-type="string">
            <text:p>726</text:p>
          </table:table-cell>
          <table:table-cell office:value-type="string">
            <text:p>公文・２歳からの平仮名</text:p>
            <text:p>まだまだまとめの練習。絵の中から言葉を探して書き取ります。</text:p>
          </table:table-cell>
          <table:table-cell office:value-type="string">
            <text:p>将棋タウン「将棋幼稚園」将棋入門</text:p>
            <text:p>打ち歩詰め・千日手・持将棋</text:p>
          </table:table-cell>
          <table:table-cell office:value-type="string">
            <text:p>サイト「ゼロから始める将棋研究所」</text:p>
            <text:p>自陣と敵陣の図</text:p>
          </table:table-cell>
          <table:table-cell office:value-type="string">
            <text:p>練習局面課題演習　金沢将棋２００８　棒銀　弱い　１周目　第１問</text:p>
            <text:p>０．０００８３％　－４０３９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4</text:p>
          </table:table-cell>
          <table:table-cell table:style-name="ce1" office:value-type="string">
            <text:p>727</text:p>
          </table:table-cell>
          <table:table-cell table:style-name="ce1" office:value-type="string">
            <text:p>公文・２歳からの数字</text:p>
            <text:p>３～５を書く練習～。</text:p>
          </table:table-cell>
          <table:table-cell table:style-name="ce1" office:value-type="string">
            <text:p>将棋タウン「将棋幼稚園」マナーについて</text:p>
            <text:p>待ったの禁止・開始と終了の挨拶・持ち駒の扱い方・助言の禁止</text:p>
          </table:table-cell>
          <table:table-cell table:style-name="ce1" office:value-type="string">
            <text:p>サイト「ゼロから始める将棋研究所」</text:p>
            <text:p>最初は自陣にある駒を、徐々に前に進めて攻撃していく。</text:p>
          </table:table-cell>
          <table:table-cell table:style-name="ce1" office:value-type="string">
            <text:p>練習局面課題演習　金沢将棋２００８　早指し　弱い　１周目　第１問</text:p>
            <text:p>０．０００８３％　－４０３９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5</text:p>
          </table:table-cell>
          <table:table-cell table:style-name="ce1" office:value-type="string">
            <text:p>728</text:p>
          </table:table-cell>
          <table:table-cell table:style-name="ce1" office:value-type="string">
            <text:p>公文・２歳からの平仮名</text:p>
            <text:p>ラスト！！！絵から言葉を学びます。</text:p>
          </table:table-cell>
          <table:table-cell table:style-name="ce1" office:value-type="string">
            <text:p>将棋タウン「将棋幼稚園」マナーについて</text:p>
            <text:p>王将と玉将・空打ちや叩きつけの禁止・指し手の戻しの禁止・長考の配慮・私語禁止・感想戦</text:p>
          </table:table-cell>
          <table:table-cell table:style-name="ce1" office:value-type="string">
            <text:p>サイト「ゼロから始める将棋研究所」</text:p>
            <text:p>駒が成れる条件は３つある。このいずれかを満たせば駒を成ることが出来る。</text:p>
          </table:table-cell>
          <table:table-cell table:style-name="ce1" office:value-type="string">
            <text:p>練習局面課題演習　金沢将棋２００８　短気型　弱い　１周目　第１問</text:p>
            <text:p>０．０００８３％　－４０３９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6</text:p>
          </table:table-cell>
          <table:table-cell table:style-name="ce1" office:value-type="string">
            <text:p>729</text:p>
          </table:table-cell>
          <table:table-cell table:style-name="ce1" office:value-type="string">
            <text:p>公文・２歳からの数字</text:p>
            <text:p>１～５を半具体物の個数を意識して書き取る問題。最後は半具体物がいくつかを数字で答える問題でした。</text:p>
          </table:table-cell>
          <table:table-cell table:style-name="ce1" office:value-type="string">
            <text:p>将棋タウン「将棋幼稚園」棋譜の読み方・書き方</text:p>
            <text:p>基礎編・前半</text:p>
          </table:table-cell>
          <table:table-cell table:style-name="ce1" office:value-type="string">
            <text:p>サイト「ゼロから始める将棋研究所」</text:p>
            <text:p>どうやったら駒を成ることが出来るのか、それをここから見ていきます。</text:p>
          </table:table-cell>
          <table:table-cell table:style-name="ce1" office:value-type="string">
            <text:p>練習局面課題演習　ＡＩ将棋２０００　レベル４　１周目　第１問</text:p>
            <text:p>０．０００８３％　－４０３９　５７級　たまご</text:p>
            <text:p>さて、いよいよここから練習問題１問目の演習後半戦に移ります。有段ＣＰＵと練習して将棋に慣れるのが目的。勝ち方を知っていれば強い人にも勝てるよーということを脳と体と心に染み込ませます。</text:p>
          </table:table-cell>
          <table:table-cell table:style-name="ce1" table:number-columns-repeated="17"/>
          <table:table-cell table:number-columns-repeated="1000"/>
        </table:table-row>
        <table:table-row table:style-name="ro3">
          <table:table-cell table:style-name="ce1"/>
          <table:table-cell table:style-name="ce1" office:value-type="string">
            <text:p>7</text:p>
          </table:table-cell>
          <table:table-cell table:style-name="ce1" office:value-type="string">
            <text:p>730</text:p>
          </table:table-cell>
          <table:table-cell table:style-name="ce1" office:value-type="string">
            <text:p>公文・２歳からの数字</text:p>
            <text:p>今度はランダムに出題される半具体物の量を数字で書いていく練習です。ちょっと本格的なお勉強でしたね。半具体物の量と数字との関係をしっかり対応付けましょう。</text:p>
          </table:table-cell>
          <table:table-cell table:style-name="ce1" office:value-type="string">
            <text:p>将棋タウン「将棋幼稚園」棋譜の読み方・書き方</text:p>
            <text:p>基礎編・後半</text:p>
          </table:table-cell>
          <table:table-cell table:style-name="ce1" office:value-type="string">
            <text:p>サイト「ゼロから始める将棋研究所」</text:p>
            <text:p>成り方１：敵陣の外から敵陣の中へ駒を進める。要するに駒を前へ進めて敵陣内に入ったら成ることが出来るということですね。</text:p>
          </table:table-cell>
          <table:table-cell table:style-name="ce1" office:value-type="string">
            <text:p>練習局面課題演習　ＡＩ将棋２００１　初段　１周目　第１問</text:p>
            <text:p>０．０００８３％　－４０３９　５７級　たまご</text:p>
          </table:table-cell>
          <table:table-cell table:style-name="ce1" table:number-columns-repeated="17"/>
          <table:table-cell table:number-columns-repeated="1000"/>
        </table:table-row>
        <table:table-row table:style-name="ro7">
          <table:table-cell table:style-name="ce1"/>
          <table:table-cell table:style-name="ce1" office:value-type="string">
            <text:p>8</text:p>
          </table:table-cell>
          <table:table-cell table:style-name="ce1" office:value-type="string">
            <text:p>731</text:p>
          </table:table-cell>
          <table:table-cell office:value-type="string">
            <text:p>公文・２歳からの数字</text:p>
            <text:p>今度は半具体物ではなく、具体物の個数を数字で表す練習。ただね、同じ数の具体物、全く同じ物なんよ・・・・。</text:p>
          </table:table-cell>
          <table:table-cell office:value-type="string">
            <text:p>将棋タウン「将棋幼稚園」棋譜の読み方・書き方</text:p>
            <text:p>応用編</text:p>
          </table:table-cell>
          <table:table-cell office:value-type="string">
            <text:p>サイト「ゼロから始まる将棋研究所」</text:p>
            <text:p>飛車が敵陣に侵入して成る例。駒を動かして成ったら相手に手番が移る。</text:p>
          </table:table-cell>
          <table:table-cell office:value-type="string">
            <text:p>練習局面課題演習　ＡＩ将棋２００２　初段　１周目　第１問</text:p>
            <text:p>０．０００８４％　－４０３９　５７級　たまご</text:p>
            <text:p>達成率アップ！</text:p>
            <text:p>将棋は駒を成るというルールがあるよということを学習しましたね。駒を成る具体的なルールを今後しばらく学び続けることになると思います。</text:p>
            <text:p>基礎訓練は一番初歩的な国語と算数のお勉強が終わりましたね！ここから学年進行での学習の進化と基礎・応用・発展というより深い学びに向かう深化という二次元的な学習の広がりを通して深い学びを得ていく事になります。頑張るぞ！</text:p>
          </table:table-cell>
          <table:table-cell table:style-name="ce1" table:number-columns-repeated="17"/>
          <table:table-cell table:number-columns-repeated="1000"/>
        </table:table-row>
        <table:table-row table:style-name="ro6">
          <table:table-cell table:style-name="ce1"/>
          <table:table-cell table:style-name="ce1" office:value-type="string">
            <text:p>9</text:p>
          </table:table-cell>
          <table:table-cell table:style-name="ce1" office:value-type="string">
            <text:p>732</text:p>
          </table:table-cell>
          <table:table-cell table:style-name="ce1" office:value-type="string">
            <text:p>公文・２歳からの数字</text:p>
            <text:p>ラスト！具体物の個数を数字で表す問題でした。</text:p>
            <text:p>さあ、これで国語と算数の超導入部分を学習したことになります。別教材でもどんどん勉強してインテリなトップ棋士を目指していきます！</text:p>
          </table:table-cell>
          <table:table-cell table:style-name="ce1" office:value-type="string">
            <text:p>将棋タウン「将棋幼稚園」棋譜の読み方・書き方</text:p>
            <text:p>詰将棋編</text:p>
          </table:table-cell>
          <table:table-cell table:style-name="ce1" office:value-type="string">
            <text:p>サイト「ゼロから始める将棋研究所」</text:p>
            <text:p>駒が敵陣に入ったら成ることが出来る。これが「成り」の一番基本のルール。</text:p>
          </table:table-cell>
          <table:table-cell table:style-name="ce1" office:value-type="string">
            <text:p>練習局面課題演習　ＡＩ将棋２００３　初段　１周目　第１問</text:p>
            <text:p>０．０００８４％　－４０３９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10</text:p>
          </table:table-cell>
          <table:table-cell table:style-name="ce1" office:value-type="string">
            <text:p>733</text:p>
          </table:table-cell>
          <table:table-cell table:style-name="ce1" office:value-type="string">
            <text:p>学研・シールで遊ぼう２歳</text:p>
            <text:p>シール遊びを中心としたおけいこ教材です。色々学習できそうです。まずはイントロダクションとして、この教材の使い方を知ります。</text:p>
          </table:table-cell>
          <table:table-cell table:style-name="ce1" office:value-type="string">
            <text:p>将棋タウン「将棋幼稚園」初心者の方へ</text:p>
            <text:p>初心者の方の将棋上達の指針</text:p>
          </table:table-cell>
          <table:table-cell table:style-name="ce1" office:value-type="string">
            <text:p>サイト「ゼロから始める将棋研究所」</text:p>
            <text:p>成り方２：敵陣内から敵陣内に駒を動かした時。</text:p>
          </table:table-cell>
          <table:table-cell table:style-name="ce3" office:value-type="string">
            <text:p>練習局面課題演習　ＡＩ将棋２００４　初段　１周目　第１問</text:p>
            <text:p>０．０００８４％　－４０３９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1</text:p>
          </table:table-cell>
          <table:table-cell table:style-name="ce1" office:value-type="string">
            <text:p>734</text:p>
          </table:table-cell>
          <table:table-cell table:style-name="ce3" office:value-type="string">
            <text:p>公文・はじめての平仮名１集</text:p>
            <text:p>続いての国語教材はこちら！同じ１０文字を練習する教材です。運筆力を高めて簡単な平仮名１０文字を書けるようになるための教材のようです。どんどんやっていきましょう！</text:p>
          </table:table-cell>
          <table:table-cell table:style-name="ce1" office:value-type="string">
            <text:p>将棋タウン「将棋幼稚園」初心者の方へ</text:p>
            <text:p>プロ・アマを含めた将棋界の現状</text:p>
          </table:table-cell>
          <table:table-cell table:style-name="ce1" office:value-type="string">
            <text:p>サイト「ゼロから始める将棋研究所」</text:p>
            <text:p>飛車が敵陣内で動いて成った例。</text:p>
          </table:table-cell>
          <table:table-cell table:style-name="ce1" office:value-type="string">
            <text:p>練習局面課題演習　ＡＩ将棋優勝記念版　初段　１周目　第１問</text:p>
            <text:p>０．０００８４％　－４０３９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2</text:p>
          </table:table-cell>
          <table:table-cell table:style-name="ce1" office:value-type="string">
            <text:p>735</text:p>
          </table:table-cell>
          <table:table-cell table:style-name="ce1" office:value-type="string">
            <text:p>公文・はじめての迷路１集</text:p>
            <text:p>運筆能力を更に高めながら、正しい分岐を進む読みの訓練も出来てしまう将棋脳養成教材だったりする迷路ワーク。しばらく小学校入学までは迷路を解き進めることになると思います。こちらもどんどんやっていこう！</text:p>
          </table:table-cell>
          <table:table-cell table:style-name="ce1" office:value-type="string">
            <text:p>サイト「将棋のルール」</text:p>
            <text:p>基本的な将棋用語・マス目の符号</text:p>
          </table:table-cell>
          <table:table-cell table:style-name="ce1" office:value-type="string">
            <text:p>サイト「ゼロから始める将棋研究所」</text:p>
            <text:p>敵陣から動かしても成れる！敵陣に動かすと成れるだけでなく、敵陣から動かしても成れるんですよー。</text:p>
          </table:table-cell>
          <table:table-cell table:style-name="ce1" office:value-type="string">
            <text:p>練習局面課題演習　ＡＩ将棋１２　初段　１周目　第１問</text:p>
            <text:p>０．０００８４％　－４０３９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13</text:p>
          </table:table-cell>
          <table:table-cell table:style-name="ce1" office:value-type="string">
            <text:p>736</text:p>
          </table:table-cell>
          <table:table-cell table:style-name="ce1" office:value-type="string">
            <text:p>公文・はじめての数字</text:p>
            <text:p>算数の教材はこちら。運筆練習をしながら数唱をして、最後に数字を書く練習をするそうです。１～１０までを学んでいきます。</text:p>
          </table:table-cell>
          <table:table-cell table:style-name="ce1" office:value-type="string">
            <text:p>サイト「将棋のルール」</text:p>
            <text:p>駒の並べ方・将棋の進め方・駒の取り方・玉の詰ませ方</text:p>
          </table:table-cell>
          <table:table-cell table:style-name="ce1" office:value-type="string">
            <text:p>サイト「ゼロから始める将棋研究所」</text:p>
            <text:p>成り方３：敵陣内から敵陣外へ駒を進めた時にも成ることが出来る。</text:p>
          </table:table-cell>
          <table:table-cell table:style-name="ce1" office:value-type="string">
            <text:p>練習局面課題演習　ＡＩ将棋１３　初段　１周目　第１問</text:p>
            <text:p>０．０００８４％　－４０３９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4</text:p>
          </table:table-cell>
          <table:table-cell table:style-name="ce1" office:value-type="string">
            <text:p>737</text:p>
          </table:table-cell>
          <table:table-cell office:value-type="string">
            <text:p>公文・はじめてのはさみ</text:p>
            <text:p>工作課題もやっていきます。物を作ることによって表現力を高めながら右脳も鍛えて将棋に活かせればいいなーと思っています。色々やって大変かつ苦手な部分も多いけれどもゼロから順番に勉強していく事で苦手も克服して出来る事を増やし、出来る事も極めて行ければ。頑張ります！</text:p>
          </table:table-cell>
          <table:table-cell office:value-type="string">
            <text:p>サイト「将棋のルール」</text:p>
            <text:p>禁じ手と反則行為</text:p>
          </table:table-cell>
          <table:table-cell office:value-type="string">
            <text:p>サイト「ゼロから始める将棋研究所」</text:p>
            <text:p>飛車が敵陣内から敵陣外に動いて成った例。</text:p>
          </table:table-cell>
          <table:table-cell office:value-type="string">
            <text:p>練習局面課題演習　ＡＩ将棋１５　初段　１周目　第１問</text:p>
            <text:p>０．０００８４％　－４０３９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5</text:p>
          </table:table-cell>
          <table:table-cell table:style-name="ce1" office:value-type="string">
            <text:p>738</text:p>
          </table:table-cell>
          <table:table-cell table:style-name="ce1" office:value-type="string">
            <text:p>学研・シールで遊ぼう２歳</text:p>
            <text:p>シール遊びがメインのこの教材ですが、シールでのおけいこと鉛筆でのおけいこを交互に繰り返していく構成になっているそうです。とにかく、しっかり進めていきます。次回よりおけいこ開始！</text:p>
          </table:table-cell>
          <table:table-cell table:style-name="ce1" office:value-type="string">
            <text:p>サイト「将棋のルール」</text:p>
            <text:p>入玉と持将棋</text:p>
          </table:table-cell>
          <table:table-cell table:style-name="ce1" office:value-type="string">
            <text:p>サイト「ゼロから始める将棋研究所」</text:p>
            <text:p>敵陣の外に出た時に成れるというルールを知らない人は、多いらしい。</text:p>
          </table:table-cell>
          <table:table-cell table:style-name="ce1" office:value-type="string">
            <text:p>練習局面課題演習　ＡＩ将棋１６　初段　１周目　第１問</text:p>
            <text:p>０．０００８４％　－４０３９　５７級　たまご</text:p>
          </table:table-cell>
          <table:table-cell table:style-name="ce1" table:number-columns-repeated="17"/>
          <table:table-cell table:number-columns-repeated="1000"/>
        </table:table-row>
        <table:table-row table:style-name="ro8">
          <table:table-cell table:style-name="ce1"/>
          <table:table-cell table:style-name="ce1" office:value-type="string">
            <text:p>16</text:p>
          </table:table-cell>
          <table:table-cell table:style-name="ce1" office:value-type="string">
            <text:p>739</text:p>
          </table:table-cell>
          <table:table-cell office:value-type="string">
            <text:p>公文・はじめての平仮名１集</text:p>
            <text:p>おけいこスタート！まずは縦に短く線を引く練習からスタートです。</text:p>
          </table:table-cell>
          <table:table-cell office:value-type="string">
            <text:p>サイト「将棋のルール」</text:p>
            <text:p>駒の動きの基本原則・駒を成る</text:p>
          </table:table-cell>
          <table:table-cell office:value-type="string">
            <text:p>サイト「ゼロから始める将棋研究所」</text:p>
            <text:p>駒は必ず成らなければいけないというわけではない。成らずにそのまま使っても良い。特に銀・桂・香は成ると動きが変わってしまうので成らずに使うことはよくある。成らない事を「不成」という。</text:p>
          </table:table-cell>
          <table:table-cell office:value-type="string">
            <text:p>練習局面課題演習　ＡＩ将棋１７　初段　１周目　第１問</text:p>
            <text:p>０．０００８５％　－４０３９　５７級　たまご</text:p>
            <text:p>達成率アップ！</text:p>
            <text:p>成る、の基本ルールが身に付きました。基礎訓練も本格的に次の訓練に進み始めました。一つ一つ課題をこなすことで徐々に力が付いていく事を実感できる段階になってきましたかね。まだまだゴールは遠いけど頑張って進めていきます。</text:p>
          </table:table-cell>
          <table:table-cell table:style-name="ce1" table:number-columns-repeated="17"/>
          <table:table-cell table:number-columns-repeated="1000"/>
        </table:table-row>
        <table:table-row table:style-name="ro3">
          <table:table-cell table:style-name="ce1"/>
          <table:table-cell table:style-name="ce1" office:value-type="string">
            <text:p>17</text:p>
          </table:table-cell>
          <table:table-cell table:style-name="ce1" office:value-type="string">
            <text:p>740</text:p>
          </table:table-cell>
          <table:table-cell table:style-name="ce1" office:value-type="string">
            <text:p>公文・はじめての迷路１集</text:p>
            <text:p>迷路課題も始まりました。スタートから正しい道を通ってゴールに向かいます。今回は一つだけ簡単な分岐があるシンプルな迷路。やさしいやさしい。</text:p>
          </table:table-cell>
          <table:table-cell table:style-name="ce1" office:value-type="string">
            <text:p>サイト「将棋のルール」</text:p>
            <text:p>駒の動かし方</text:p>
          </table:table-cell>
          <table:table-cell table:style-name="ce1" office:value-type="string">
            <text:p>サイト「ゼロから始める将棋研究所」</text:p>
            <text:p>基本的には成った方が得なので初心者の内は成る方が良いとのこと。</text:p>
          </table:table-cell>
          <table:table-cell table:style-name="ce1" office:value-type="string">
            <text:p>練習局面課題演習　ＡＩ将棋１９　初段　１周目　第１問</text:p>
            <text:p>０．０００８５％　－４０３９　５７級　たまご</text:p>
          </table:table-cell>
          <table:table-cell table:style-name="ce1" table:number-columns-repeated="17"/>
          <table:table-cell table:number-columns-repeated="1000"/>
        </table:table-row>
        <table:table-row table:style-name="ro3" table:number-rows-repeated="153">
          <table:table-cell table:style-name="ce1" table:number-columns-repeated="24"/>
          <table:table-cell table:number-columns-repeated="1000"/>
        </table:table-row>
        <table:table-row table:style-name="ro3" table:number-rows-repeated="104840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7-21">2022/07/21</text:date>, <text:time>23:55: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3DT7H27M32S</meta:editing-duration>
    <meta:editing-cycles>203</meta:editing-cycles>
    <meta:generator>OpenOffice/4.1.6$Win32 OpenOffice.org_project/416m1$Build-9790</meta:generator>
    <dc:date>2022-07-21T23:55:26.81</dc:date>
    <meta:document-statistic meta:table-count="1" meta:cell-count="108" meta:object-count="0"/>
    <meta:user-defined meta:name="Info 1"/>
    <meta:user-defined meta:name="Info 2"/>
    <meta:user-defined meta:name="Info 3"/>
    <meta:user-defined meta:name="Info 4"/>
  </office:meta>
</office:document-meta>
</file>